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c134" officeooo:paragraph-rsid="0006c1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blic class Droid {</text:p>
      <text:p text:style-name="P1"><text:s/>int batteryLevel;</text:p>
      <text:p text:style-name="P1"><text:s/>public Droid (){</text:p>
      <text:p text:style-name="P1"><text:s text:c="3"/>batteryLevel=100;</text:p>
      <text:p text:style-name="P1"><text:s/>}</text:p>
      <text:p text:style-name="P1"><text:s/>public void activate() {</text:p>
      <text:p text:style-name="P1"><text:s text:c="3"/>System.out.println ("Activated. How can i help you");</text:p>
      <text:p text:style-name="P1"><text:s text:c="4"/>batteryLevel=batteryLevel-5;</text:p>
      <text:p text:style-name="P1"><text:s text:c="3"/>System.out.println ("Battery level is:" + batteryLevel);</text:p>
      <text:p text:style-name="P1"><text:s/>}</text:p>
      <text:p text:style-name="P1"><text:s text:c="2"/>public void chargeBattery (int hours){</text:p>
      <text:p text:style-name="P1"><text:s text:c="4"/>System.out.println("Droid Charging...");</text:p>
      <text:p text:style-name="P1"><text:s text:c="4"/>batteryLevel=batteryLevel + hours;</text:p>
      <text:p text:style-name="P1"><text:s text:c="4"/>if (batteryLevel &gt;= 100){</text:p>
      <text:p text:style-name="P1"><text:s text:c="6"/>batteryLevel=100;</text:p>
      <text:p text:style-name="P1"><text:s text:c="6"/>System.out.println ("Battery level is:"+ batteryLevel);</text:p>
      <text:p text:style-name="P1"><text:s text:c="4"/>}</text:p>
      <text:p text:style-name="P1"><text:s text:c="4"/>else {</text:p>
      <text:p text:style-name="P1"><text:s text:c="6"/>System.out.println("Battery level is:"+ batteryLevel);</text:p>
      <text:p text:style-name="P1"><text:s text:c="4"/>}</text:p>
      <text:p text:style-name="P1"><text:s text:c="2"/>}</text:p>
      <text:p text:style-name="P1"><text:s text:c="2"/>public int checkBatteryLEvel(){</text:p>
      <text:p text:style-name="P1"><text:s text:c="4"/>System.out.println("Battery level is:"+batteryLevel);</text:p>
      <text:p text:style-name="P1"><text:s text:c="4"/>return batteryLevel;</text:p>
      <text:p text:style-name="P1"><text:s text:c="2"/>}</text:p>
      <text:p text:style-name="P1"><text:s text:c="2"/>public void hover(int feet){</text:p>
      <text:p text:style-name="P1"><text:s text:c="4"/>if (feet&gt;2){</text:p>
      <text:p text:style-name="P1"><text:s text:c="6"/>System.out.println("Error! I cannot hover above 2 feet");</text:p>
      <text:p text:style-name="P1"><text:s text:c="4"/>}else {</text:p>
      <text:p text:style-name="P1"><text:s text:c="6"/>System.out.println("Hovering...");</text:p>
      <text:p text:style-name="P1"><text:s text:c="6"/>batteryLevel = batteryLevel-20;</text:p>
      <text:p text:style-name="P1"><text:s text:c="6"/>System.out.println ("Battery level is:"+ batteryLevel);</text:p>
      <text:p text:style-name="P1"><text:s text:c="4"/>}</text:p>
      <text:p text:style-name="P1"><text:s text:c="2"/></text:p>
      <text:p text:style-name="P1"><text:s text:c="2"/>}</text:p>
      <text:p text:style-name="P1"><text:s text:c="2"/>public void display(){</text:p>
      <text:p text:style-name="P1"><text:s text:c="4"/>System.out.println("battery level is:"+batteryLevel);</text:p>
      <text:p text:style-name="P1"><text:s text:c="2"/>}</text:p>
      <text:p text:style-name="P1"><text:s text:c="2"/>public static void main(String [ ] args){</text:p>
      <text:p text:style-name="P1"><text:s text:c="6"/>Droid droidObject = new Droid();</text:p>
      <text:p text:style-name="P1"><text:s text:c="6"/>droidObject.activate();</text:p>
      <text:p text:style-name="P1"><text:s text:c="6"/>droidObject.chargeBattery(5);</text:p>
      <text:p text:style-name="P1"><text:s text:c="6"/>droidObject.hover(2); <text:s text:c="3"/></text:p>
      <text:p text:style-name="P1"><text:s text:c="4"/><text:tab/>//droidObject.display();</text:p>
      <text:p text:style-name="P1"><text:s text:c="4"/>}</text:p>
      <text:p text:style-name="P1"/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3:31:07.462553252</meta:creation-date>
    <dc:date>2016-05-02T13:31:31.510884981</dc:date>
    <meta:editing-duration>P0D</meta:editing-duration>
    <meta:editing-cycles>1</meta:editing-cycles>
    <meta:document-statistic meta:table-count="0" meta:image-count="0" meta:object-count="0" meta:page-count="1" meta:paragraph-count="46" meta:word-count="119" meta:character-count="1249" meta:non-whitespace-character-count="1010"/>
    <meta:generator>LibreOffice/4.2.8.2$Linux_X86_64 LibreOffice_project/420m0$Build-2</meta:generator>
  </office:meta>
</office:document-meta>
</file>